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float" office:value="0.00115019">
            <text:p>0,00115019</text:p>
          </table:table-cell>
          <table:table-cell office:value-type="float" office:value="1">
            <text:p>1</text:p>
          </table:table-cell>
          <table:table-cell office:value-type="float" office:value="0.0472441">
            <text:p>0,0472441</text:p>
          </table:table-cell>
          <table:table-cell office:value-type="float" office:value="0.00447969">
            <text:p>0,00447969</text:p>
          </table:table-cell>
          <table:table-cell office:value-type="float" office:value="0.102474">
            <text:p>0,102474</text:p>
          </table:table-cell>
          <table:table-cell office:value-type="float" office:value="0.000668283">
            <text:p>0,000668283</text:p>
          </table:table-cell>
          <table:table-cell office:value-type="float" office:value="0.046875">
            <text:p>0,046875</text:p>
          </table:table-cell>
          <table:table-cell office:value-type="float" office:value="0.00467176">
            <text:p>0,00467176</text:p>
          </table:table-cell>
          <table:table-cell office:value-type="float" office:value="0.0369432">
            <text:p>0,0369432</text:p>
          </table:table-cell>
          <table:table-cell office:value-type="float" office:value="0.948859">
            <text:p>0,948859</text:p>
          </table:table-cell>
          <table:table-cell office:value-type="float" office:value="0.0466135">
            <text:p>0,0466135</text:p>
          </table:table-cell>
          <table:table-cell office:value-type="float" office:value="1.24922">
            <text:p>1,24922</text:p>
          </table:table-cell>
        </table:table-row>
        <table:table-row table:style-name="ro1">
          <table:table-cell office:value-type="float" office:value="0.00155403">
            <text:p>0,00155403</text:p>
          </table:table-cell>
          <table:table-cell office:value-type="float" office:value="0.733333">
            <text:p>0,733333</text:p>
          </table:table-cell>
          <table:table-cell office:value-type="float" office:value="0.11811">
            <text:p>0,11811</text:p>
          </table:table-cell>
          <table:table-cell office:value-type="float" office:value="-0.0193258">
            <text:p>-0,0193258</text:p>
          </table:table-cell>
          <table:table-cell office:value-type="float" office:value="0.503976">
            <text:p>0,503976</text:p>
          </table:table-cell>
          <table:table-cell office:value-type="float" office:value="0.000657318">
            <text:p>0,000657318</text:p>
          </table:table-cell>
          <table:table-cell office:value-type="float" office:value="0.101562">
            <text:p>0,101562</text:p>
          </table:table-cell>
          <table:table-cell office:value-type="float" office:value="0.0087453">
            <text:p>0,0087453</text:p>
          </table:table-cell>
          <table:table-cell office:value-type="float" office:value="0.0282455">
            <text:p>0,0282455</text:p>
          </table:table-cell>
          <table:table-cell office:value-type="float" office:value="0.753789">
            <text:p>0,753789</text:p>
          </table:table-cell>
          <table:table-cell office:value-type="float" office:value="0.145704">
            <text:p>0,145704</text:p>
          </table:table-cell>
          <table:table-cell office:value-type="float" office:value="1.94788">
            <text:p>1,94788</text:p>
          </table:table-cell>
        </table:table-row>
        <table:table-row table:style-name="ro1">
          <table:table-cell office:value-type="float" office:value="0.00226492">
            <text:p>0,00226492</text:p>
          </table:table-cell>
          <table:table-cell office:value-type="float" office:value="0.4375">
            <text:p>0,4375</text:p>
          </table:table-cell>
          <table:table-cell office:value-type="float" office:value="0.125984">
            <text:p>0,125984</text:p>
          </table:table-cell>
          <table:table-cell office:value-type="float" office:value="-0.087707">
            <text:p>-0,087707</text:p>
          </table:table-cell>
          <table:table-cell office:value-type="float" office:value="2.49577">
            <text:p>2,49577</text:p>
          </table:table-cell>
          <table:table-cell office:value-type="float" office:value="0.00080622">
            <text:p>0,00080622</text:p>
          </table:table-cell>
          <table:table-cell office:value-type="float" office:value="0.0898438">
            <text:p>0,0898438</text:p>
          </table:table-cell>
          <table:table-cell office:value-type="float" office:value="0.0091774">
            <text:p>0,0091774</text:p>
          </table:table-cell>
          <table:table-cell office:value-type="float" office:value="0.0278075">
            <text:p>0,0278075</text:p>
          </table:table-cell>
          <table:table-cell office:value-type="float" office:value="0.756223">
            <text:p>0,756223</text:p>
          </table:table-cell>
          <table:table-cell office:value-type="float" office:value="0.153673">
            <text:p>0,153673</text:p>
          </table:table-cell>
          <table:table-cell office:value-type="float" office:value="1.91092">
            <text:p>1,910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f:=MIN([.A1:.A6])" office:value-type="float" office:value="0.00115019">
            <text:p>0,00115019</text:p>
          </table:table-cell>
          <table:table-cell table:formula="of:=MIN([.B1:.B6])" office:value-type="float" office:value="0.4375">
            <text:p>0,4375</text:p>
          </table:table-cell>
          <table:table-cell table:formula="of:=MIN([.C1:.C6])" office:value-type="float" office:value="0.0472441">
            <text:p>0,0472441</text:p>
          </table:table-cell>
          <table:table-cell table:formula="of:=MIN([.D1:.D6])" office:value-type="float" office:value="-0.087707">
            <text:p>-0,087707</text:p>
          </table:table-cell>
          <table:table-cell table:formula="of:=MIN([.E1:.E6])" office:value-type="float" office:value="0.102474">
            <text:p>0,102474</text:p>
          </table:table-cell>
          <table:table-cell table:formula="of:=MIN([.F1:.F6])" office:value-type="float" office:value="0.000657318">
            <text:p>0,000657318</text:p>
          </table:table-cell>
          <table:table-cell table:formula="of:=MIN([.G1:.G6])" office:value-type="float" office:value="0.046875">
            <text:p>0,046875</text:p>
          </table:table-cell>
          <table:table-cell table:formula="of:=MIN([.H1:.H6])" office:value-type="float" office:value="0.00467176">
            <text:p>0,00467176</text:p>
          </table:table-cell>
          <table:table-cell table:formula="of:=MIN([.I1:.I6])" office:value-type="float" office:value="0.0278075">
            <text:p>0,0278075</text:p>
          </table:table-cell>
          <table:table-cell table:formula="of:=MIN([.J1:.J6])" office:value-type="float" office:value="0.753789">
            <text:p>0,753789</text:p>
          </table:table-cell>
          <table:table-cell table:formula="of:=MIN([.K1:.K6])" office:value-type="float" office:value="0.0466135">
            <text:p>0,0466135</text:p>
          </table:table-cell>
          <table:table-cell table:formula="of:=MIN([.L1:.L6])" office:value-type="float" office:value="1.24922">
            <text:p>1,24922</text:p>
          </table:table-cell>
        </table:table-row>
        <table:table-row table:style-name="ro1">
          <table:table-cell table:formula="of:=MAX([.A1:.A6])" office:value-type="float" office:value="0.00226492">
            <text:p>0,00226492</text:p>
          </table:table-cell>
          <table:table-cell table:formula="of:=MAX([.B1:.B6])" office:value-type="float" office:value="1">
            <text:p>1</text:p>
          </table:table-cell>
          <table:table-cell table:formula="of:=MAX([.C1:.C6])" office:value-type="float" office:value="0.125984">
            <text:p>0,125984</text:p>
          </table:table-cell>
          <table:table-cell table:formula="of:=MAX([.D1:.D6])" office:value-type="float" office:value="0.00447969">
            <text:p>0,00447969</text:p>
          </table:table-cell>
          <table:table-cell table:formula="of:=MAX([.E1:.E6])" office:value-type="float" office:value="2.49577">
            <text:p>2,49577</text:p>
          </table:table-cell>
          <table:table-cell table:formula="of:=MAX([.F1:.F6])" office:value-type="float" office:value="0.00080622">
            <text:p>0,00080622</text:p>
          </table:table-cell>
          <table:table-cell table:formula="of:=MAX([.G1:.G6])" office:value-type="float" office:value="0.101562">
            <text:p>0,101562</text:p>
          </table:table-cell>
          <table:table-cell table:formula="of:=MAX([.H1:.H6])" office:value-type="float" office:value="0.0091774">
            <text:p>0,0091774</text:p>
          </table:table-cell>
          <table:table-cell table:formula="of:=MAX([.I1:.I6])" office:value-type="float" office:value="0.0369432">
            <text:p>0,0369432</text:p>
          </table:table-cell>
          <table:table-cell table:formula="of:=MAX([.J1:.J6])" office:value-type="float" office:value="0.948859">
            <text:p>0,948859</text:p>
          </table:table-cell>
          <table:table-cell table:formula="of:=MAX([.K1:.K6])" office:value-type="float" office:value="0.153673">
            <text:p>0,153673</text:p>
          </table:table-cell>
          <table:table-cell table:formula="of:=MAX([.L1:.L6])" office:value-type="float" office:value="1.94788">
            <text:p>1,947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57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4:57:48</dc:date>
    <dc:creator>tomko </dc:creator>
    <meta:document-statistic meta:table-count="1" meta:cell-count="60" meta:object-count="0"/>
    <meta:generator>LibreOffice/3.4$Unix LibreOffice_project/340m1$Build-602</meta:generator>
  </office:meta>
</office:document-meta>
</file>